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Ubuntu Mono" svg:font-family="'Ubuntu Mono'"/>
    <style:font-face style:name="Ubuntu Mono1" svg:font-family="'Ubuntu Mono'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066cc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99cc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99cc66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cc33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fo:background-color="#cc33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aec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aec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5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font-size-asian="10pt" style:font-size-complex="10pt"/>
    </style:style>
    <style:style style:name="ce20" style:family="table-cell" style:parent-style-name="Default">
      <style:table-cell-properties fo:border-bottom="none" fo:background-color="#0066cc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/>
    </style:style>
    <style:style style:name="ce24" style:family="table-cell" style:parent-style-name="Default">
      <style:table-cell-properties fo:border-bottom="none" fo:background-color="#99cc66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99cc66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cc33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cc33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text-underline-style="none" style:font-size-asian="10pt" style:font-size-complex="10pt"/>
    </style:style>
    <style:style style:name="ce33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 Mono1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39" style:family="table-cell" style:parent-style-name="Default">
      <style:table-cell-properties fo:border-bottom="none" fo:background-color="#99cc66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cc33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none" fo:background-color="#0066cc" fo:border-left="none" fo:border-right="0.06pt solid #000000" fo:border-top="0.06pt solid #000000"/>
    </style:style>
    <style:style style:name="ce4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style:font-name-asian="WenQuanYi Micro Hei" style:font-name-complex="Lohit Devanagari"/>
    </style:style>
    <style:style style:name="ce51" style:family="table-cell" style:parent-style-name="Default">
      <style:table-cell-properties fo:border-bottom="none" fo:background-color="#99cc66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99cc66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font-name-asian="WenQuanYi Micro Hei" style:font-size-asian="10pt" style:font-name-complex="Lohit Devanagari" style:font-size-complex="10pt"/>
    </style:style>
    <style:style style:name="ce54" style:family="table-cell" style:parent-style-name="Default">
      <style:table-cell-properties fo:border-bottom="none" fo:background-color="#cc3300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#cc3300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57" style:family="table-cell" style:parent-style-name="Default">
      <style:table-cell-properties fo:border-bottom="0.06pt solid #000000" fo:background-color="#aecf00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language="en" fo:country="US" style:font-name-asian="Liberation Mono1" style:language-asian="en" style:country-asian="US" style:font-name-complex="DejaVu Sans" style:font-size-complex="6.80000019073486pt" style:language-complex="en" style:country-complex="US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fo:language="en" fo:country="US" style:text-underline-style="none" style:font-name-asian="Liberation Mono1" style:font-size-asian="10pt" style:language-asian="en" style:country-asian="US" style:font-name-complex="DejaVu Sans" style:font-size-complex="10pt" style:language-complex="en" style:country-complex="US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 Mono1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99cc66" fo:border-left="none" fo:border-right="none" fo:border-top="0.06pt solid #000000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#cc3300" fo:border-left="none" fo:border-right="none" fo:border-top="0.06pt solid #000000"/>
      <style:text-properties style:font-name="Ubuntu Mono1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 Mono1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 Mono1" fo:font-size="10pt" style:text-underline-style="none" style:font-size-asian="10pt" style:font-size-complex="10pt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size="10pt" style:font-size-asian="10pt" style:font-size-complex="10pt"/>
    </style:style>
    <style:style style:name="T2" style:family="text">
      <style:text-properties style:font-name="Ubuntu Mono"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3" table:default-cell-style-name="ce18"/>
        <table:table-column table:style-name="co1" table:number-columns-repeated="3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78"/>
        <table:table-row table:style-name="ro1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3NN</text:p>
          </table:table-cell>
          <table:table-cell table:style-name="ce15"/>
          <table:table-cell table:style-name="ce37" office:value-type="string" calcext:value-type="string">
            <text:p>WDBC</text:p>
          </table:table-cell>
          <table:table-cell table:style-name="ce43"/>
          <table:table-cell table:style-name="ce15"/>
          <table:table-cell table:style-name="ce37" office:value-type="string" calcext:value-type="string">
            <text:p>Movement Libras</text:p>
          </table:table-cell>
          <table:table-cell table:style-name="ce43"/>
          <table:table-cell table:style-name="ce15"/>
          <table:table-cell table:style-name="ce75" office:value-type="string" calcext:value-type="string">
            <text:p>Arritmia</text:p>
          </table:table-cell>
          <table:table-cell table:style-name="ce43"/>
        </table:table-row>
        <table:table-row table:style-name="ro1">
          <table:table-cell table:style-name="ce2"/>
          <table:table-cell table:style-name="ce16" office:value-type="string" calcext:value-type="string">
            <text:p>%class test</text:p>
          </table:table-cell>
          <table:table-cell table:style-name="ce16" office:value-type="string" calcext:value-type="string">
            <text:p>%red</text:p>
          </table:table-cell>
          <table:table-cell table:style-name="ce44" office:value-type="string" calcext:value-type="string">
            <text:p>T</text:p>
          </table:table-cell>
          <table:table-cell table:style-name="ce16" office:value-type="string" calcext:value-type="string">
            <text:p>%class test</text:p>
          </table:table-cell>
          <table:table-cell table:style-name="ce16" office:value-type="string" calcext:value-type="string">
            <text:p>%red</text:p>
          </table:table-cell>
          <table:table-cell table:style-name="ce44" office:value-type="string" calcext:value-type="string">
            <text:p>T</text:p>
          </table:table-cell>
          <table:table-cell table:style-name="ce16" office:value-type="string" calcext:value-type="string">
            <text:p>%class test</text:p>
          </table:table-cell>
          <table:table-cell table:style-name="ce16" office:value-type="string" calcext:value-type="string">
            <text:p>%red</text:p>
          </table:table-cell>
          <table:table-cell table:style-name="ce44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table:style-name="ce17" office:value-type="float" office:value="0.9788732" calcext:value-type="float">
            <text:p>0.9788732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style-name="ce59" office:value-type="float" office:value="0.65" calcext:value-type="float">
            <text:p>0.65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float" office:value="0.84" calcext:value-type="float">
            <text:p>0.84</text:p>
          </table:table-cell>
          <table:table-cell table:style-name="ce59" office:value-type="float" office:value="0.65625" calcext:value-type="float">
            <text:p>0.65625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614035" calcext:value-type="float">
            <text:p>0.9614035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table:style-name="ce59" office:value-type="float" office:value="0.7277778" calcext:value-type="float">
            <text:p>0.7277778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float" office:value="0.828" calcext:value-type="float">
            <text:p>0.828</text:p>
          </table:table-cell>
          <table:table-cell office:value-type="float" office:value="0.6391753" calcext:value-type="float">
            <text:p>0.6391753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43662" calcext:value-type="float">
            <text:p>0.943662</text:p>
          </table:table-cell>
          <table:table-cell table:style-name="ce36" office:value-type="float" office:value="0" calcext:value-type="float">
            <text:p>0</text:p>
          </table:table-cell>
          <table:table-cell table:style-name="ce22" office:value-type="string" calcext:value-type="string">
            <text:p><text:span text:style-name="T1"> </text:span><text:span text:style-name="T2">0.672 </text:span></text:p>
          </table:table-cell>
          <table:table-cell table:style-name="ce59" office:value-type="float" office:value="0.7" calcext:value-type="float">
            <text:p>0.7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.812" calcext:value-type="float">
            <text:p>0.812</text:p>
          </table:table-cell>
          <table:table-cell table:style-name="ce59" office:value-type="float" office:value="0.58854167" calcext:value-type="float">
            <text:p>0.58854167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649123" calcext:value-type="float">
            <text:p>0.9649123</text:p>
          </table:table-cell>
          <table:table-cell table:style-name="ce36" office:value-type="float" office:value="0" calcext:value-type="float">
            <text:p>0</text:p>
          </table:table-cell>
          <table:table-cell table:style-name="ce22" office:value-type="string" calcext:value-type="string">
            <text:p><text:span text:style-name="T1"> </text:span><text:span text:style-name="T2">0.666</text:span></text:p>
          </table:table-cell>
          <table:table-cell table:style-name="ce59" office:value-type="float" office:value="0.7388889" calcext:value-type="float">
            <text:p>0.7388889</text:p>
          </table:table-cell>
          <table:table-cell table:style-name="ce65" office:value-type="float" office:value="0" calcext:value-type="float">
            <text:p>0</text:p>
          </table:table-cell>
          <table:table-cell table:style-name="ce49" office:value-type="float" office:value="0.813" calcext:value-type="float">
            <text:p>0.813</text:p>
          </table:table-cell>
          <table:table-cell office:value-type="float" office:value="0.6391753" calcext:value-type="float">
            <text:p>0.6391753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17" office:value-type="float" office:value="0.9788732" calcext:value-type="float">
            <text:p>0.9788732</text:p>
          </table:table-cell>
          <table:table-cell table:style-name="ce36" office:value-type="float" office:value="0" calcext:value-type="float">
            <text:p>0</text:p>
          </table:table-cell>
          <table:table-cell table:style-name="ce22" office:value-type="string" calcext:value-type="string">
            <text:p><text:span text:style-name="T1"> </text:span><text:span text:style-name="T2">0.678</text:span></text:p>
          </table:table-cell>
          <table:table-cell table:style-name="ce59" office:value-type="float" office:value="0.6833333" calcext:value-type="float">
            <text:p>0.6833333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.815" calcext:value-type="float">
            <text:p>0.815</text:p>
          </table:table-cell>
          <table:table-cell table:style-name="ce59" office:value-type="float" office:value="0.6458333" calcext:value-type="float">
            <text:p>0.6458333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office:value-type="float" office:value="0.9754386" calcext:value-type="float">
            <text:p>0.9754386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.663" calcext:value-type="float">
            <text:p>0.663</text:p>
          </table:table-cell>
          <table:table-cell table:style-name="ce59" office:value-type="float" office:value="0.6944444" calcext:value-type="float">
            <text:p>0.6944444</text:p>
          </table:table-cell>
          <table:table-cell table:style-name="ce65" office:value-type="float" office:value="0" calcext:value-type="float">
            <text:p>0</text:p>
          </table:table-cell>
          <table:table-cell table:style-name="ce49" office:value-type="string" calcext:value-type="string">
            <text:p><text:span text:style-name="T3"> </text:span><text:span text:style-name="T4">0.819 </text:span></text:p>
          </table:table-cell>
          <table:table-cell office:value-type="float" office:value="0.61340206" calcext:value-type="float">
            <text:p>0.61340206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17" office:value-type="float" office:value="0.971831" calcext:value-type="float">
            <text:p>0.971831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table:style-name="ce59" office:value-type="float" office:value="0.7" calcext:value-type="float">
            <text:p>0.7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float" office:value="0.816" calcext:value-type="float">
            <text:p>0.816</text:p>
          </table:table-cell>
          <table:table-cell table:style-name="ce59" office:value-type="float" office:value="0.6458333" calcext:value-type="float">
            <text:p>0.6458333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754386" calcext:value-type="float">
            <text:p>0.9754386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style-name="ce59" office:value-type="float" office:value="0.7222222" calcext:value-type="float">
            <text:p>0.7222222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float" office:value="0.814" calcext:value-type="float">
            <text:p>0.814</text:p>
          </table:table-cell>
          <table:table-cell office:value-type="float" office:value="0.61340206" calcext:value-type="float">
            <text:p>0.61340206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table:style-name="ce17" office:value-type="float" office:value="0.9612676" calcext:value-type="float">
            <text:p>0.9612676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style-name="ce59" office:value-type="float" office:value="0.6888889" calcext:value-type="float">
            <text:p>0.6888889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float" office:value="0.824" calcext:value-type="float">
            <text:p>0.824</text:p>
          </table:table-cell>
          <table:table-cell table:style-name="ce59" office:value-type="float" office:value="0.6614583" calcext:value-type="float">
            <text:p>0.6614583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54386" calcext:value-type="float">
            <text:p>0.954386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<text:span text:style-name="T3">  </text:span><text:span text:style-name="T4">0.668 </text:span></text:p>
          </table:table-cell>
          <table:table-cell table:style-name="ce59" office:value-type="float" office:value="0.7" calcext:value-type="float">
            <text:p>0.7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float" office:value="0.981" calcext:value-type="float">
            <text:p>0.981</text:p>
          </table:table-cell>
          <table:table-cell office:value-type="float" office:value="0.6082474" calcext:value-type="float">
            <text:p>0.6082474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9" table:formula="of:=AVERAGE([.B4:.B13])" office:value-type="float" office:value="0.9666086" calcext:value-type="float">
            <text:p>0.9666086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AVERAGE([.D4:.D13])" office:value-type="float" office:value="0.6715" calcext:value-type="float">
            <text:p>0.6715</text:p>
          </table:table-cell>
          <table:table-cell table:style-name="ce23" table:formula="of:=AVERAGE([.E4:.E13])" office:value-type="float" office:value="0.70055555" calcext:value-type="float">
            <text:p>0.7005555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AVERAGE([.G4:.G13])" office:value-type="float" office:value="0.838111111111111" calcext:value-type="float">
            <text:p>0.8381111111</text:p>
          </table:table-cell>
          <table:table-cell table:style-name="ce23" table:formula="of:=AVERAGE([.H4:.H13])" office:value-type="float" office:value="0.631131869" calcext:value-type="float">
            <text:p>0.631131869</text:p>
          </table:table-cell>
          <table:table-cell table:style-name="ce23" office:value-type="float" office:value="0" calcext:value-type="float">
            <text:p>0</text:p>
          </table:table-cell>
          <table:table-cell table:style-name="ce79" table:formula="of:=AVERAGE([.J4:.J13])" office:value-type="float" office:value="0.8588" calcext:value-type="float">
            <text:p>0.8588</text:p>
          </table:table-cell>
        </table:table-row>
        <table:table-row table:style-name="ro1">
          <table:table-cell table:style-name="Default" table:number-columns-repeated="3"/>
          <table:table-cell table:style-name="ce46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GREEDY</text:p>
          </table:table-cell>
          <table:table-cell table:style-name="ce20"/>
          <table:table-cell table:style-name="ce38" office:value-type="string" calcext:value-type="string">
            <text:p>WDBC</text:p>
          </table:table-cell>
          <table:table-cell table:style-name="ce47"/>
          <table:table-cell table:style-name="ce20"/>
          <table:table-cell table:style-name="ce38" office:value-type="string" calcext:value-type="string">
            <text:p>Movement Libras</text:p>
          </table:table-cell>
          <table:table-cell table:style-name="ce47"/>
          <table:table-cell table:style-name="ce20"/>
          <table:table-cell table:style-name="ce76" office:value-type="string" calcext:value-type="string">
            <text:p>Arritmia</text:p>
          </table:table-cell>
          <table:table-cell table:style-name="ce47"/>
        </table:table-row>
        <table:table-row table:style-name="ro1">
          <table:table-cell table:style-name="ce6"/>
          <table:table-cell table:style-name="ce21" office:value-type="string" calcext:value-type="string">
            <text:p>%class test</text:p>
          </table:table-cell>
          <table:table-cell table:style-name="ce21" office:value-type="string" calcext:value-type="string">
            <text:p>%red</text:p>
          </table:table-cell>
          <table:table-cell table:style-name="ce48" office:value-type="string" calcext:value-type="string">
            <text:p>T</text:p>
          </table:table-cell>
          <table:table-cell table:style-name="ce21" office:value-type="string" calcext:value-type="string">
            <text:p>%class test</text:p>
          </table:table-cell>
          <table:table-cell table:style-name="ce21" office:value-type="string" calcext:value-type="string">
            <text:p>%red</text:p>
          </table:table-cell>
          <table:table-cell table:style-name="ce48" office:value-type="string" calcext:value-type="string">
            <text:p>T</text:p>
          </table:table-cell>
          <table:table-cell table:style-name="ce21" office:value-type="string" calcext:value-type="string">
            <text:p>%class test</text:p>
          </table:table-cell>
          <table:table-cell table:style-name="ce21" office:value-type="string" calcext:value-type="string">
            <text:p>%red</text:p>
          </table:table-cell>
          <table:table-cell table:style-name="ce48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office:value-type="float" office:value="0.9823944" calcext:value-type="float">
            <text:p>0.9823944</text:p>
          </table:table-cell>
          <table:table-cell office:value-type="float" office:value="83.87097" calcext:value-type="float">
            <text:p>83.87097</text:p>
          </table:table-cell>
          <table:table-cell office:value-type="float" office:value="101.683" calcext:value-type="float">
            <text:p>101.683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89.01099" calcext:value-type="float">
            <text:p>89.01099</text:p>
          </table:table-cell>
          <table:table-cell table:style-name="ce18" office:value-type="float" office:value="675.757" calcext:value-type="float">
            <text:p>675.757</text:p>
          </table:table-cell>
          <table:table-cell table:style-name="ce22" office:value-type="string" calcext:value-type="string">
            <text:p><text:span text:style-name="T1"> </text:span><text:span text:style-name="T2">0.8229167</text:span></text:p>
          </table:table-cell>
          <table:table-cell table:style-name="ce22" office:value-type="string" calcext:value-type="string">
            <text:p><text:span text:style-name="T1"> </text:span><text:span text:style-name="T2">96.45669</text:span></text:p>
          </table:table-cell>
          <table:table-cell office:value-type="float" office:value="1513.108" calcext:value-type="float">
            <text:p>1513.108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789474" calcext:value-type="float">
            <text:p>0.9789474</text:p>
          </table:table-cell>
          <table:table-cell office:value-type="float" office:value="83.87097" calcext:value-type="float">
            <text:p>83.87097</text:p>
          </table:table-cell>
          <table:table-cell office:value-type="float" office:value="101.663" calcext:value-type="float">
            <text:p>101.663</text:p>
          </table:table-cell>
          <table:table-cell table:style-name="ce18" office:value-type="float" office:value="0.7722222" calcext:value-type="float">
            <text:p>0.7722222</text:p>
          </table:table-cell>
          <table:table-cell table:style-name="ce22" office:value-type="string" calcext:value-type="string">
            <text:p><text:span text:style-name="T1"> </text:span><text:span text:style-name="T2">91.20879</text:span></text:p>
          </table:table-cell>
          <table:table-cell table:style-name="ce18" office:value-type="float" office:value="569.327" calcext:value-type="float">
            <text:p>569.327</text:p>
          </table:table-cell>
          <table:table-cell office:value-type="float" office:value="0.7989691" calcext:value-type="float">
            <text:p>0.7989691</text:p>
          </table:table-cell>
          <table:table-cell table:style-name="ce18" office:value-type="float" office:value="96.45669" calcext:value-type="float">
            <text:p>96.45669</text:p>
          </table:table-cell>
          <table:table-cell office:value-type="float" office:value="1513.084" calcext:value-type="float">
            <text:p>1513.084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788732" calcext:value-type="float">
            <text:p>0.9788732</text:p>
          </table:table-cell>
          <table:table-cell office:value-type="float" office:value="74.19355" calcext:value-type="float">
            <text:p>74.19355</text:p>
          </table:table-cell>
          <table:table-cell office:value-type="float" office:value="144.418" calcext:value-type="float">
            <text:p>144.418</text:p>
          </table:table-cell>
          <table:table-cell table:style-name="ce18" office:value-type="float" office:value="0.6888889" calcext:value-type="float">
            <text:p>0.6888889</text:p>
          </table:table-cell>
          <table:table-cell table:style-name="ce18" office:value-type="float" office:value="93.40659" calcext:value-type="float">
            <text:p>93.40659</text:p>
          </table:table-cell>
          <table:table-cell table:style-name="ce18" office:value-type="float" office:value="435.214" calcext:value-type="float">
            <text:p>435.214</text:p>
          </table:table-cell>
          <table:table-cell office:value-type="float" office:value="0.765625" calcext:value-type="float">
            <text:p>0.765625</text:p>
          </table:table-cell>
          <table:table-cell table:style-name="ce18" office:value-type="float" office:value="98.4252" calcext:value-type="float">
            <text:p>98.4252</text:p>
          </table:table-cell>
          <table:table-cell office:value-type="float" office:value="768.08" calcext:value-type="float">
            <text:p>768.08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754386" calcext:value-type="float">
            <text:p>0.9754386</text:p>
          </table:table-cell>
          <table:table-cell office:value-type="float" office:value="83.87097" calcext:value-type="float">
            <text:p>83.87097</text:p>
          </table:table-cell>
          <table:table-cell office:value-type="float" office:value="103.211" calcext:value-type="float">
            <text:p>103.211</text:p>
          </table:table-cell>
          <table:table-cell table:style-name="ce18" office:value-type="float" office:value="0.7166667" calcext:value-type="float">
            <text:p>0.7166667</text:p>
          </table:table-cell>
          <table:table-cell table:style-name="ce18" office:value-type="float" office:value="94.50549" calcext:value-type="float">
            <text:p>94.50549</text:p>
          </table:table-cell>
          <table:table-cell table:style-name="ce18" office:value-type="float" office:value="385.976" calcext:value-type="float">
            <text:p>385.976</text:p>
          </table:table-cell>
          <table:table-cell office:value-type="float" office:value="0.8195876" calcext:value-type="float">
            <text:p>0.8195876</text:p>
          </table:table-cell>
          <table:table-cell table:style-name="ce18" office:value-type="float" office:value="96.06299" calcext:value-type="float">
            <text:p>96.06299</text:p>
          </table:table-cell>
          <table:table-cell office:value-type="float" office:value="1664.899" calcext:value-type="float">
            <text:p>1664.899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office:value-type="float" office:value="0.9788732" calcext:value-type="float">
            <text:p>0.9788732</text:p>
          </table:table-cell>
          <table:table-cell office:value-type="float" office:value="87.09677" calcext:value-type="float">
            <text:p>87.09677</text:p>
          </table:table-cell>
          <table:table-cell office:value-type="float" office:value="86.065" calcext:value-type="float">
            <text:p>86.065</text:p>
          </table:table-cell>
          <table:table-cell table:style-name="ce18" office:value-type="float" office:value="0.7722222" calcext:value-type="float">
            <text:p>0.7722222</text:p>
          </table:table-cell>
          <table:table-cell table:style-name="ce66" office:value-type="float" office:value="92.30769" calcext:value-type="float">
            <text:p>92.30769</text:p>
          </table:table-cell>
          <table:table-cell table:style-name="ce18" office:value-type="float" office:value="494.686" calcext:value-type="float">
            <text:p>494.686</text:p>
          </table:table-cell>
          <table:table-cell office:value-type="float" office:value="0.7239583" calcext:value-type="float">
            <text:p>0.7239583</text:p>
          </table:table-cell>
          <table:table-cell table:style-name="ce18" office:value-type="float" office:value="98.8189" calcext:value-type="float">
            <text:p>98.8189</text:p>
          </table:table-cell>
          <table:table-cell office:value-type="float" office:value="612.952" calcext:value-type="float">
            <text:p>612.952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table:style-name="ce22" office:value-type="string" calcext:value-type="string">
            <text:p><text:span text:style-name="T1"> </text:span><text:span text:style-name="T2">0.9754386</text:span></text:p>
          </table:table-cell>
          <table:table-cell office:value-type="float" office:value="77.41935" calcext:value-type="float">
            <text:p>77.41935</text:p>
          </table:table-cell>
          <table:table-cell office:value-type="float" office:value="133.077" calcext:value-type="float">
            <text:p>133.077</text:p>
          </table:table-cell>
          <table:table-cell table:style-name="ce22" office:value-type="string" calcext:value-type="string">
            <text:p><text:span text:style-name="T1">  0.7388889</text:span></text:p>
          </table:table-cell>
          <table:table-cell table:style-name="ce18" office:value-type="float" office:value="91.20879" calcext:value-type="float">
            <text:p>91.20879</text:p>
          </table:table-cell>
          <table:table-cell table:style-name="ce18" office:value-type="float" office:value="569.393" calcext:value-type="float">
            <text:p>569.393</text:p>
          </table:table-cell>
          <table:table-cell office:value-type="float" office:value="0.7680412" calcext:value-type="float">
            <text:p>0.7680412</text:p>
          </table:table-cell>
          <table:table-cell table:style-name="ce18" office:value-type="float" office:value="98.0315" calcext:value-type="float">
            <text:p>98.0315</text:p>
          </table:table-cell>
          <table:table-cell office:value-type="float" office:value="919.181" calcext:value-type="float">
            <text:p>919.181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22" office:value-type="string" calcext:value-type="string">
            <text:p><text:span text:style-name="T1"> </text:span><text:span text:style-name="T2">0.9612676</text:span></text:p>
          </table:table-cell>
          <table:table-cell office:value-type="float" office:value="87.09677" calcext:value-type="float">
            <text:p>87.09677</text:p>
          </table:table-cell>
          <table:table-cell office:value-type="float" office:value="86.246" calcext:value-type="float">
            <text:p>86.246</text:p>
          </table:table-cell>
          <table:table-cell table:style-name="ce18" office:value-type="float" office:value="0.7333333" calcext:value-type="float">
            <text:p>0.7333333</text:p>
          </table:table-cell>
          <table:table-cell table:style-name="ce18" office:value-type="float" office:value="92.30769" calcext:value-type="float">
            <text:p>92.30769</text:p>
          </table:table-cell>
          <table:table-cell table:style-name="ce18" office:value-type="float" office:value="496.002" calcext:value-type="float">
            <text:p>496.002</text:p>
          </table:table-cell>
          <table:table-cell office:value-type="float" office:value="0.7864583" calcext:value-type="float">
            <text:p>0.7864583</text:p>
          </table:table-cell>
          <table:table-cell table:style-name="ce18" office:value-type="float" office:value="98.0315" calcext:value-type="float">
            <text:p>98.0315</text:p>
          </table:table-cell>
          <table:table-cell office:value-type="float" office:value="915.096" calcext:value-type="float">
            <text:p>915.096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789474" calcext:value-type="float">
            <text:p>0.9789474</text:p>
          </table:table-cell>
          <table:table-cell office:value-type="float" office:value="87.09677" calcext:value-type="float">
            <text:p>87.09677</text:p>
          </table:table-cell>
          <table:table-cell table:style-name="ce49" office:value-type="float" office:value="86.094" calcext:value-type="float">
            <text:p>86.094</text:p>
          </table:table-cell>
          <table:table-cell table:style-name="ce18" office:value-type="float" office:value="0.7944444" calcext:value-type="float">
            <text:p>0.7944444</text:p>
          </table:table-cell>
          <table:table-cell table:style-name="ce18" office:value-type="float" office:value="84.61538" calcext:value-type="float">
            <text:p>84.61538</text:p>
          </table:table-cell>
          <table:table-cell table:style-name="ce18" office:value-type="float" office:value="918.612" calcext:value-type="float">
            <text:p>918.612</text:p>
          </table:table-cell>
          <table:table-cell office:value-type="float" office:value="0.7628866" calcext:value-type="float">
            <text:p>0.7628866</text:p>
          </table:table-cell>
          <table:table-cell table:style-name="ce18" office:value-type="float" office:value="97.6378" calcext:value-type="float">
            <text:p>97.6378</text:p>
          </table:table-cell>
          <table:table-cell office:value-type="float" office:value="1069.834" calcext:value-type="float">
            <text:p>1069.834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87.09677" calcext:value-type="float">
            <text:p>87.09677</text:p>
          </table:table-cell>
          <table:table-cell office:value-type="float" office:value="86.155" calcext:value-type="float">
            <text:p>86.155</text:p>
          </table:table-cell>
          <table:table-cell table:style-name="ce18" office:value-type="float" office:value="0.7277778" calcext:value-type="float">
            <text:p>0.7277778</text:p>
          </table:table-cell>
          <table:table-cell table:style-name="ce18" office:value-type="float" office:value="92.30769" calcext:value-type="float">
            <text:p>92.30769</text:p>
          </table:table-cell>
          <table:table-cell table:style-name="ce18" office:value-type="float" office:value="498.554" calcext:value-type="float">
            <text:p>498.554</text:p>
          </table:table-cell>
          <table:table-cell office:value-type="float" office:value="0.7708333" calcext:value-type="float">
            <text:p>0.7708333</text:p>
          </table:table-cell>
          <table:table-cell table:style-name="ce18" office:value-type="float" office:value="98.0315" calcext:value-type="float">
            <text:p>98.0315</text:p>
          </table:table-cell>
          <table:table-cell office:value-type="float" office:value="914.991" calcext:value-type="float">
            <text:p>914.991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754386" calcext:value-type="float">
            <text:p>0.9754386</text:p>
          </table:table-cell>
          <table:table-cell office:value-type="float" office:value="77.41935" calcext:value-type="float">
            <text:p>77.41935</text:p>
          </table:table-cell>
          <table:table-cell office:value-type="float" office:value="131.387" calcext:value-type="float">
            <text:p>131.387</text:p>
          </table:table-cell>
          <table:table-cell table:style-name="ce18" office:value-type="float" office:value="0.7944444" calcext:value-type="float">
            <text:p>0.7944444</text:p>
          </table:table-cell>
          <table:table-cell table:style-name="ce18" office:value-type="float" office:value="89.01099" calcext:value-type="float">
            <text:p>89.01099</text:p>
          </table:table-cell>
          <table:table-cell table:style-name="ce18" office:value-type="float" office:value="675.651" calcext:value-type="float">
            <text:p>675.651</text:p>
          </table:table-cell>
          <table:table-cell office:value-type="float" office:value="0.7525773" calcext:value-type="float">
            <text:p>0.7525773</text:p>
          </table:table-cell>
          <table:table-cell table:style-name="ce18" office:value-type="float" office:value="98.8189" calcext:value-type="float">
            <text:p>98.8189</text:p>
          </table:table-cell>
          <table:table-cell office:value-type="float" office:value="614.323" calcext:value-type="float">
            <text:p>614.32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23" table:formula="of:=AVERAGE([.B19:.B28])" office:value-type="float" office:value="0.977592975" calcext:value-type="float">
            <text:p>0.977592975</text:p>
          </table:table-cell>
          <table:table-cell table:style-name="ce23" table:formula="of:=AVERAGE([.C19:.C28])" office:value-type="float" office:value="82.903224" calcext:value-type="float">
            <text:p>82.903224</text:p>
          </table:table-cell>
          <table:table-cell table:style-name="ce23" table:formula="of:=AVERAGE([.D19:.D28])" office:value-type="float" office:value="105.9999" calcext:value-type="float">
            <text:p>105.9999</text:p>
          </table:table-cell>
          <table:table-cell table:style-name="ce23" table:formula="of:=AVERAGE([.E19:.E28])" office:value-type="float" office:value="0.749999988888889" calcext:value-type="float">
            <text:p>0.7499999889</text:p>
          </table:table-cell>
          <table:table-cell table:style-name="ce23" table:formula="of:=AVERAGE([.F19:.F28])" office:value-type="float" office:value="90.9645888888889" calcext:value-type="float">
            <text:p>90.9645888889</text:p>
          </table:table-cell>
          <table:table-cell table:style-name="ce23" table:formula="of:=AVERAGE([.G19:.G28])" office:value-type="float" office:value="571.9172" calcext:value-type="float">
            <text:p>571.9172</text:p>
          </table:table-cell>
          <table:table-cell table:style-name="ce32" table:formula="of:=AVERAGE([.H19:.H28])" office:value-type="float" office:value="0.772104077777778" calcext:value-type="float">
            <text:p>0.7721040778</text:p>
          </table:table-cell>
          <table:table-cell table:style-name="ce32" table:formula="of:=AVERAGE([.I19:.I28])" office:value-type="float" office:value="97.8127755555555" calcext:value-type="float">
            <text:p>97.8127755556</text:p>
          </table:table-cell>
          <table:table-cell table:style-name="ce80" table:formula="of:=AVERAGE([.J19:.J28])" office:value-type="float" office:value="1050.5548" calcext:value-type="float">
            <text:p>1050.5548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23" table:formula="of:=STDEV([.B19:.B28])" office:value-type="float" office:value="0.00321788722778072" calcext:value-type="float">
            <text:p>0.0032178872</text:p>
          </table:table-cell>
          <table:table-cell table:style-name="ce23" table:formula="of:=STDEV([.C19:.C28])" office:value-type="float" office:value="4.82075464885415" calcext:value-type="float">
            <text:p>4.8207546489</text:p>
          </table:table-cell>
          <table:table-cell table:style-name="ce23" table:formula="of:=STDEV([.D19:.D29])" office:value-type="float" office:value="21.1578084945015" calcext:value-type="float">
            <text:p>21.1578084945</text:p>
          </table:table-cell>
          <table:table-cell table:style-name="ce60" table:formula="of:=STDEV([.E19:.E28])" office:value-type="float" office:value="0.0363241349212698" calcext:value-type="float">
            <text:p>0.0363241349</text:p>
          </table:table-cell>
          <table:table-cell table:style-name="ce23" table:formula="of:=STDEV([.F19:.F28])" office:value-type="float" office:value="2.99829736734219" calcext:value-type="float">
            <text:p>2.9982973673</text:p>
          </table:table-cell>
          <table:table-cell table:style-name="ce23" table:formula="of:=STDEV([.G19:.G28])" office:value-type="float" office:value="153.523650042591" calcext:value-type="float">
            <text:p>153.5236500426</text:p>
          </table:table-cell>
          <table:table-cell table:style-name="ce23" table:formula="of:=STDEV([.H19:.H28])" office:value-type="float" office:value="0.0274472930424741" calcext:value-type="float">
            <text:p>0.027447293</text:p>
          </table:table-cell>
          <table:table-cell table:style-name="ce23" table:formula="of:=STDEV([.I19:.I28])" office:value-type="float" office:value="0.966597874818054" calcext:value-type="float">
            <text:p>0.9665978748</text:p>
          </table:table-cell>
          <table:table-cell table:style-name="ce79" table:formula="of:=STDEV([.J19:.J28])" office:value-type="float" office:value="383.152322413481" calcext:value-type="float">
            <text:p>383.1523224135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23" table:formula="of:=MEDIAN([.B19:.B28])" office:value-type="float" office:value="0.9788732" calcext:value-type="float">
            <text:p>0.9788732</text:p>
          </table:table-cell>
          <table:table-cell table:style-name="ce23" table:formula="of:=MEDIAN([.C19:.C28])" office:value-type="float" office:value="83.87097" calcext:value-type="float">
            <text:p>83.87097</text:p>
          </table:table-cell>
          <table:table-cell table:style-name="ce50" table:formula="of:=MEDIAN([.D19:.D28])" office:value-type="float" office:value="101.673" calcext:value-type="float">
            <text:p>101.673</text:p>
          </table:table-cell>
          <table:table-cell table:style-name="ce23" table:formula="of:=MEDIAN([.E19:.E28])" office:value-type="float" office:value="0.75" calcext:value-type="float">
            <text:p>0.75</text:p>
          </table:table-cell>
          <table:table-cell table:style-name="ce23" table:formula="of:=MEDIAN([.F19:.F28])" office:value-type="float" office:value="92.30769" calcext:value-type="float">
            <text:p>92.30769</text:p>
          </table:table-cell>
          <table:table-cell table:style-name="ce23" table:formula="of:=MEDIAN([.G19:.G28])" office:value-type="float" office:value="533.9405" calcext:value-type="float">
            <text:p>533.9405</text:p>
          </table:table-cell>
          <table:table-cell table:style-name="ce23" table:formula="of:=MEDIAN([.H19:.H28])" office:value-type="float" office:value="0.7680412" calcext:value-type="float">
            <text:p>0.7680412</text:p>
          </table:table-cell>
          <table:table-cell table:style-name="ce23" table:formula="of:=MEDIAN([.I19:.I28])" office:value-type="float" office:value="98.0315" calcext:value-type="float">
            <text:p>98.0315</text:p>
          </table:table-cell>
          <table:table-cell table:style-name="ce79" table:formula="of:=MEDIAN([.J19:.J28])" office:value-type="float" office:value="917.1385" calcext:value-type="float">
            <text:p>917.1385</text:p>
          </table:table-cell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7" office:value-type="string" calcext:value-type="string">
            <text:p>AM-(10,0.1)</text:p>
          </table:table-cell>
          <table:table-cell table:style-name="ce24"/>
          <table:table-cell table:style-name="ce39" office:value-type="string" calcext:value-type="string">
            <text:p>WDBC</text:p>
          </table:table-cell>
          <table:table-cell table:style-name="ce51"/>
          <table:table-cell table:style-name="ce24"/>
          <table:table-cell table:style-name="ce67" office:value-type="string" calcext:value-type="string">
            <text:p>Movement Libras</text:p>
          </table:table-cell>
          <table:table-cell table:style-name="ce51"/>
          <table:table-cell table:style-name="ce24"/>
          <table:table-cell table:style-name="ce39" office:value-type="string" calcext:value-type="string">
            <text:p>Arritmia</text:p>
          </table:table-cell>
          <table:table-cell table:style-name="ce51"/>
        </table:table-row>
        <table:table-row table:style-name="ro2">
          <table:table-cell table:style-name="ce8"/>
          <table:table-cell table:style-name="ce25" office:value-type="string" calcext:value-type="string">
            <text:p>%class test</text:p>
          </table:table-cell>
          <table:table-cell table:style-name="ce25" office:value-type="string" calcext:value-type="string">
            <text:p>%red</text:p>
          </table:table-cell>
          <table:table-cell table:style-name="ce52" office:value-type="string" calcext:value-type="string">
            <text:p>T</text:p>
          </table:table-cell>
          <table:table-cell table:style-name="ce25" office:value-type="string" calcext:value-type="string">
            <text:p>%class test</text:p>
          </table:table-cell>
          <table:table-cell table:style-name="ce25" office:value-type="string" calcext:value-type="string">
            <text:p>%red</text:p>
          </table:table-cell>
          <table:table-cell table:style-name="ce52" office:value-type="string" calcext:value-type="string">
            <text:p>T</text:p>
          </table:table-cell>
          <table:table-cell table:style-name="ce25" office:value-type="string" calcext:value-type="string">
            <text:p>%class test</text:p>
          </table:table-cell>
          <table:table-cell table:style-name="ce25" office:value-type="string" calcext:value-type="string">
            <text:p>%red</text:p>
          </table:table-cell>
          <table:table-cell table:style-name="ce5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table:style-name="ce26" office:value-type="float" office:value="0.9929577" calcext:value-type="float">
            <text:p>0.9929577</text:p>
          </table:table-cell>
          <table:table-cell table:style-name="ce28" office:value-type="float" office:value="35.48387" calcext:value-type="float">
            <text:p>35.48387</text:p>
          </table:table-cell>
          <table:table-cell table:style-name="ce28" office:value-type="float" office:value="808.202" calcext:value-type="float">
            <text:p>808.202</text:p>
          </table:table-cell>
          <table:table-cell table:style-name="ce28" office:value-type="float" office:value="0.7111111" calcext:value-type="float">
            <text:p>0.7111111</text:p>
          </table:table-cell>
          <table:table-cell table:style-name="ce28" office:value-type="float" office:value="52.74725" calcext:value-type="float">
            <text:p>52.74725</text:p>
          </table:table-cell>
          <table:table-cell table:style-name="ce28" office:value-type="float" office:value="3208.672" calcext:value-type="float">
            <text:p>3208.672</text:p>
          </table:table-cell>
          <table:table-cell office:value-type="float" office:value="0.7916667" calcext:value-type="float">
            <text:p>0.7916667</text:p>
          </table:table-cell>
          <table:table-cell table:style-name="ce18" office:value-type="float" office:value="50.7874" calcext:value-type="float">
            <text:p>50.7874</text:p>
          </table:table-cell>
          <table:table-cell office:value-type="float" office:value="5752.208" calcext:value-type="float">
            <text:p>5752.208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table:style-name="ce27" office:value-type="float" office:value="0.9859155" calcext:value-type="float">
            <text:p>0.9859155</text:p>
          </table:table-cell>
          <table:table-cell table:style-name="ce29" office:value-type="float" office:value="35.48387" calcext:value-type="float">
            <text:p>35.48387</text:p>
          </table:table-cell>
          <table:table-cell table:style-name="ce29" office:value-type="float" office:value="895.665" calcext:value-type="float">
            <text:p>895.665</text:p>
          </table:table-cell>
          <table:table-cell table:style-name="ce28" office:value-type="float" office:value="0.7111111" calcext:value-type="float">
            <text:p>0.7111111</text:p>
          </table:table-cell>
          <table:table-cell table:style-name="ce29" office:value-type="float" office:value="52.74725" calcext:value-type="float">
            <text:p>52.74725</text:p>
          </table:table-cell>
          <table:table-cell table:style-name="ce29" office:value-type="float" office:value="3260.096" calcext:value-type="float">
            <text:p>3260.096</text:p>
          </table:table-cell>
          <table:table-cell table:style-name="ce71" office:value-type="float" office:value="0.7916667" calcext:value-type="float">
            <text:p>0.7916667</text:p>
          </table:table-cell>
          <table:table-cell table:style-name="ce18" office:value-type="float" office:value="50.7874" calcext:value-type="float">
            <text:p>50.7874</text:p>
          </table:table-cell>
          <table:table-cell office:value-type="float" office:value="4243.223" calcext:value-type="float">
            <text:p>4243.223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table:style-name="ce28" office:value-type="float" office:value="0.9964789" calcext:value-type="float">
            <text:p>0.9964789</text:p>
          </table:table-cell>
          <table:table-cell table:style-name="ce28" office:value-type="float" office:value="32.25806" calcext:value-type="float">
            <text:p>32.25806</text:p>
          </table:table-cell>
          <table:table-cell table:style-name="ce28" office:value-type="float" office:value="657.788" calcext:value-type="float">
            <text:p>657.788</text:p>
          </table:table-cell>
          <table:table-cell table:style-name="ce28" office:value-type="float" office:value="0.7166667" calcext:value-type="float">
            <text:p>0.7166667</text:p>
          </table:table-cell>
          <table:table-cell table:style-name="ce28" office:value-type="float" office:value="50.54945" calcext:value-type="float">
            <text:p>50.54945</text:p>
          </table:table-cell>
          <table:table-cell table:style-name="ce28" office:value-type="float" office:value="2449.288" calcext:value-type="float">
            <text:p>2449.288</text:p>
          </table:table-cell>
          <table:table-cell office:value-type="float" office:value="0.8125" calcext:value-type="float">
            <text:p>0.8125</text:p>
          </table:table-cell>
          <table:table-cell table:style-name="ce18" office:value-type="float" office:value="48.4252" calcext:value-type="float">
            <text:p>48.4252</text:p>
          </table:table-cell>
          <table:table-cell office:value-type="float" office:value="5921.865" calcext:value-type="float">
            <text:p>5921.865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table:style-name="ce29" office:value-type="float" office:value="0.9859155" calcext:value-type="float">
            <text:p>0.9859155</text:p>
          </table:table-cell>
          <table:table-cell table:style-name="ce29" office:value-type="float" office:value="38.70968" calcext:value-type="float">
            <text:p>38.70968</text:p>
          </table:table-cell>
          <table:table-cell table:style-name="ce29" office:value-type="float" office:value="659.805" calcext:value-type="float">
            <text:p>659.805</text:p>
          </table:table-cell>
          <table:table-cell table:style-name="ce29" office:value-type="float" office:value="0.7166667" calcext:value-type="float">
            <text:p>0.7166667</text:p>
          </table:table-cell>
          <table:table-cell table:style-name="ce29" office:value-type="float" office:value="50.54945" calcext:value-type="float">
            <text:p>50.54945</text:p>
          </table:table-cell>
          <table:table-cell table:style-name="ce29" office:value-type="float" office:value="2486.507" calcext:value-type="float">
            <text:p>2486.507</text:p>
          </table:table-cell>
          <table:table-cell office:value-type="float" office:value="0.8125" calcext:value-type="float">
            <text:p>0.8125</text:p>
          </table:table-cell>
          <table:table-cell table:style-name="ce18" office:value-type="float" office:value="48.4252" calcext:value-type="float">
            <text:p>48.4252</text:p>
          </table:table-cell>
          <table:table-cell office:value-type="float" office:value="4353.526" calcext:value-type="float">
            <text:p>4353.526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28" office:value-type="float" office:value="0.9929577" calcext:value-type="float">
            <text:p>0.9929577</text:p>
          </table:table-cell>
          <table:table-cell table:style-name="ce28" office:value-type="float" office:value="51.6129" calcext:value-type="float">
            <text:p>51.6129</text:p>
          </table:table-cell>
          <table:table-cell table:style-name="ce28" office:value-type="float" office:value="441.188" calcext:value-type="float">
            <text:p>441.188</text:p>
          </table:table-cell>
          <table:table-cell table:style-name="ce28" office:value-type="float" office:value="0.7222222" calcext:value-type="float">
            <text:p>0.7222222</text:p>
          </table:table-cell>
          <table:table-cell table:style-name="ce28" office:value-type="float" office:value="50.54945" calcext:value-type="float">
            <text:p>50.54945</text:p>
          </table:table-cell>
          <table:table-cell table:style-name="ce28" office:value-type="float" office:value="3266.717" calcext:value-type="float">
            <text:p>3266.717</text:p>
          </table:table-cell>
          <table:table-cell office:value-type="float" office:value="0.8229167" calcext:value-type="float">
            <text:p>0.8229167</text:p>
          </table:table-cell>
          <table:table-cell table:style-name="ce18" office:value-type="float" office:value="48.8189" calcext:value-type="float">
            <text:p>48.8189</text:p>
          </table:table-cell>
          <table:table-cell office:value-type="float" office:value="4243.061" calcext:value-type="float">
            <text:p>4243.061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table:style-name="ce29" office:value-type="float" office:value="0.9823944" calcext:value-type="float">
            <text:p>0.9823944</text:p>
          </table:table-cell>
          <table:table-cell table:style-name="ce29" office:value-type="float" office:value="45.16129" calcext:value-type="float">
            <text:p>45.16129</text:p>
          </table:table-cell>
          <table:table-cell table:style-name="ce29" office:value-type="float" office:value="796.481" calcext:value-type="float">
            <text:p>796.481</text:p>
          </table:table-cell>
          <table:table-cell table:style-name="ce29" office:value-type="float" office:value="0.7222222" calcext:value-type="float">
            <text:p>0.7222222</text:p>
          </table:table-cell>
          <table:table-cell table:style-name="ce29" office:value-type="float" office:value="50.54945" calcext:value-type="float">
            <text:p>50.54945</text:p>
          </table:table-cell>
          <table:table-cell table:style-name="ce29" office:value-type="float" office:value="4098.221" calcext:value-type="float">
            <text:p>4098.221</text:p>
          </table:table-cell>
          <table:table-cell office:value-type="float" office:value="0.8229167" calcext:value-type="float">
            <text:p>0.8229167</text:p>
          </table:table-cell>
          <table:table-cell table:style-name="ce18" office:value-type="float" office:value="48.8189" calcext:value-type="float">
            <text:p>48.8189</text:p>
          </table:table-cell>
          <table:table-cell office:value-type="float" office:value="4668.136" calcext:value-type="float">
            <text:p>4668.136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28" office:value-type="float" office:value="0.9964789" calcext:value-type="float">
            <text:p>0.9964789</text:p>
          </table:table-cell>
          <table:table-cell table:style-name="ce28" office:value-type="float" office:value="32.25806" calcext:value-type="float">
            <text:p>32.25806</text:p>
          </table:table-cell>
          <table:table-cell table:style-name="ce28" office:value-type="float" office:value="573.29" calcext:value-type="float">
            <text:p>573.29</text:p>
          </table:table-cell>
          <table:table-cell table:style-name="ce28" office:value-type="float" office:value="0.7055556" calcext:value-type="float">
            <text:p>0.7055556</text:p>
          </table:table-cell>
          <table:table-cell table:style-name="ce28" office:value-type="float" office:value="57.14286" calcext:value-type="float">
            <text:p>57.14286</text:p>
          </table:table-cell>
          <table:table-cell table:style-name="ce28" office:value-type="float" office:value="3648.593" calcext:value-type="float">
            <text:p>3648.593</text:p>
          </table:table-cell>
          <table:table-cell table:style-name="ce22" office:value-type="float" office:value="0.7864583" calcext:value-type="float">
            <text:p>0.7864583</text:p>
          </table:table-cell>
          <table:table-cell table:style-name="ce18" office:value-type="float" office:value="55.51181" calcext:value-type="float">
            <text:p>55.51181</text:p>
          </table:table-cell>
          <table:table-cell office:value-type="float" office:value="2803.415" calcext:value-type="float">
            <text:p>2803.415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table:style-name="ce29" office:value-type="float" office:value="0.9859155" calcext:value-type="float">
            <text:p>0.9859155</text:p>
          </table:table-cell>
          <table:table-cell table:style-name="ce29" office:value-type="float" office:value="38.70968" calcext:value-type="float">
            <text:p>38.70968</text:p>
          </table:table-cell>
          <table:table-cell table:style-name="ce29" office:value-type="float" office:value="427.649" calcext:value-type="float">
            <text:p>427.649</text:p>
          </table:table-cell>
          <table:table-cell table:style-name="ce29" office:value-type="float" office:value="0.7055556" calcext:value-type="float">
            <text:p>0.7055556</text:p>
          </table:table-cell>
          <table:table-cell table:style-name="ce29" office:value-type="float" office:value="57.14286" calcext:value-type="float">
            <text:p>57.14286</text:p>
          </table:table-cell>
          <table:table-cell table:style-name="ce29" office:value-type="float" office:value="5164.721" calcext:value-type="float">
            <text:p>5164.721</text:p>
          </table:table-cell>
          <table:table-cell office:value-type="float" office:value="0.7864583" calcext:value-type="float">
            <text:p>0.7864583</text:p>
          </table:table-cell>
          <table:table-cell table:style-name="ce18" office:value-type="float" office:value="55.51181" calcext:value-type="float">
            <text:p>55.51181</text:p>
          </table:table-cell>
          <table:table-cell office:value-type="float" office:value="3490.09" calcext:value-type="float">
            <text:p>3490.09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table:style-name="ce28" office:value-type="float" office:value="0.9929577" calcext:value-type="float">
            <text:p>0.9929577</text:p>
          </table:table-cell>
          <table:table-cell table:style-name="ce28" office:value-type="float" office:value="48.3871" calcext:value-type="float">
            <text:p>48.3871</text:p>
          </table:table-cell>
          <table:table-cell table:style-name="ce28" office:value-type="float" office:value="611.426" calcext:value-type="float">
            <text:p>611.426</text:p>
          </table:table-cell>
          <table:table-cell table:style-name="ce28" office:value-type="float" office:value="0.7333333" calcext:value-type="float">
            <text:p>0.7333333</text:p>
          </table:table-cell>
          <table:table-cell table:style-name="ce28" office:value-type="float" office:value="49.45055" calcext:value-type="float">
            <text:p>49.45055</text:p>
          </table:table-cell>
          <table:table-cell table:style-name="ce28" office:value-type="float" office:value="3231.775" calcext:value-type="float">
            <text:p>3231.775</text:p>
          </table:table-cell>
          <table:table-cell office:value-type="float" office:value="0.8177083" calcext:value-type="float">
            <text:p>0.8177083</text:p>
          </table:table-cell>
          <table:table-cell table:style-name="ce18" office:value-type="float" office:value="52.3622" calcext:value-type="float">
            <text:p>52.3622</text:p>
          </table:table-cell>
          <table:table-cell office:value-type="float" office:value="2881.705" calcext:value-type="float">
            <text:p>2881.705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table:style-name="ce29" office:value-type="float" office:value="0.9859155" calcext:value-type="float">
            <text:p>0.9859155</text:p>
          </table:table-cell>
          <table:table-cell table:style-name="ce29" office:value-type="float" office:value="41.93548" calcext:value-type="float">
            <text:p>41.93548</text:p>
          </table:table-cell>
          <table:table-cell table:style-name="ce29" office:value-type="float" office:value="617.24" calcext:value-type="float">
            <text:p>617.24</text:p>
          </table:table-cell>
          <table:table-cell table:style-name="ce29" office:value-type="float" office:value="0.7333333" calcext:value-type="float">
            <text:p>0.7333333</text:p>
          </table:table-cell>
          <table:table-cell table:style-name="ce29" office:value-type="float" office:value="49.45055" calcext:value-type="float">
            <text:p>49.45055</text:p>
          </table:table-cell>
          <table:table-cell table:style-name="ce29" office:value-type="float" office:value="4416.827" calcext:value-type="float">
            <text:p>4416.827</text:p>
          </table:table-cell>
          <table:table-cell table:style-name="ce22" office:value-type="float" office:value="0.8177083" calcext:value-type="float">
            <text:p>0.8177083</text:p>
          </table:table-cell>
          <table:table-cell table:style-name="ce18" office:value-type="float" office:value="52.3622" calcext:value-type="float">
            <text:p>52.3622</text:p>
          </table:table-cell>
          <table:table-cell office:value-type="float" office:value="3390.361" calcext:value-type="float">
            <text:p>3390.36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9" table:formula="of:=AVERAGE([.B38:.B47])" office:value-type="float" office:value="0.98978873" calcext:value-type="float">
            <text:p>0.98978873</text:p>
          </table:table-cell>
          <table:table-cell table:style-name="ce19" table:formula="of:=AVERAGE([.C38:.C47])" office:value-type="float" office:value="39.999999" calcext:value-type="float">
            <text:p>39.999999</text:p>
          </table:table-cell>
          <table:table-cell table:style-name="ce19" table:formula="of:=AVERAGE([.D38:.D47])" office:value-type="float" office:value="648.8734" calcext:value-type="float">
            <text:p>648.8734</text:p>
          </table:table-cell>
          <table:table-cell table:style-name="ce23" table:formula="of:=AVERAGE([.E38:.E47])" office:value-type="float" office:value="0.71777778" calcext:value-type="float">
            <text:p>0.71777778</text:p>
          </table:table-cell>
          <table:table-cell table:style-name="ce23" table:formula="of:=AVERAGE([.F38:.F47])" office:value-type="float" office:value="52.087912" calcext:value-type="float">
            <text:p>52.087912</text:p>
          </table:table-cell>
          <table:table-cell table:style-name="ce23" table:formula="of:=AVERAGE([.G38:.G47])" office:value-type="float" office:value="3523.1417" calcext:value-type="float">
            <text:p>3523.1417</text:p>
          </table:table-cell>
          <table:table-cell table:style-name="ce23" table:formula="of:=AVERAGE([.H38:.H47])" office:value-type="float" office:value="0.80625" calcext:value-type="float">
            <text:p>0.80625</text:p>
          </table:table-cell>
          <table:table-cell table:style-name="ce23" table:formula="of:=AVERAGE([.I38:.I47])" office:value-type="float" office:value="51.181102" calcext:value-type="float">
            <text:p>51.181102</text:p>
          </table:table-cell>
          <table:table-cell table:style-name="ce79" table:formula="of:=AVERAGE([.J38:.J47])" office:value-type="float" office:value="4174.759" calcext:value-type="float">
            <text:p>4174.759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19" table:formula="of:=STDEV([.B38:.B47])" office:value-type="float" office:value="0.00510258780229317" calcext:value-type="float">
            <text:p>0.0051025878</text:p>
          </table:table-cell>
          <table:table-cell table:style-name="ce19" table:formula="of:=STDEV([.C38:.C47])" office:value-type="float" office:value="6.6631980293107" calcext:value-type="float">
            <text:p>6.6631980293</text:p>
          </table:table-cell>
          <table:table-cell table:style-name="ce19" table:formula="of:=STDEV([.D38:.D48])" office:value-type="float" office:value="144.3841960896" calcext:value-type="float">
            <text:p>144.3841960896</text:p>
          </table:table-cell>
          <table:table-cell table:style-name="ce60" table:formula="of:=STDEV([.E38:.E47])" office:value-type="float" office:value="0.0100751385603706" calcext:value-type="float">
            <text:p>0.0100751386</text:p>
          </table:table-cell>
          <table:table-cell table:style-name="ce23" table:formula="of:=STDEV([.F38:.F47])" office:value-type="float" office:value="2.89354203743747" calcext:value-type="float">
            <text:p>2.8935420374</text:p>
          </table:table-cell>
          <table:table-cell table:style-name="ce23" table:formula="of:=STDEV([.G38:.G47])" office:value-type="float" office:value="842.378637943908" calcext:value-type="float">
            <text:p>842.3786379439</text:p>
          </table:table-cell>
          <table:table-cell table:style-name="ce23" table:formula="of:=STDEV([.H38:.H47])" office:value-type="float" office:value="0.0152935575075113" calcext:value-type="float">
            <text:p>0.0152935575</text:p>
          </table:table-cell>
          <table:table-cell table:style-name="ce23" table:formula="of:=STDEV([.I38:.I47])" office:value-type="float" office:value="2.72763714001209" calcext:value-type="float">
            <text:p>2.72763714</text:p>
          </table:table-cell>
          <table:table-cell table:style-name="ce79" table:formula="of:=STDEV([.J38:.J47])" office:value-type="float" office:value="1078.17132141892" calcext:value-type="float">
            <text:p>1078.1713214189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19" table:formula="of:=MEDIAN([.B38:.B47])" office:value-type="float" office:value="0.9894366" calcext:value-type="float">
            <text:p>0.9894366</text:p>
          </table:table-cell>
          <table:table-cell table:style-name="ce19" table:formula="of:=MEDIAN([.C38:.C47])" office:value-type="float" office:value="38.70968" calcext:value-type="float">
            <text:p>38.70968</text:p>
          </table:table-cell>
          <table:table-cell table:style-name="ce53" table:formula="of:=MEDIAN([.D38:.D47])" office:value-type="float" office:value="637.514" calcext:value-type="float">
            <text:p>637.514</text:p>
          </table:table-cell>
          <table:table-cell table:style-name="ce23" table:formula="of:=MEDIAN([.E38:.E47])" office:value-type="float" office:value="0.7166667" calcext:value-type="float">
            <text:p>0.7166667</text:p>
          </table:table-cell>
          <table:table-cell table:style-name="ce23" table:formula="of:=MEDIAN([.F38:.F47])" office:value-type="float" office:value="50.54945" calcext:value-type="float">
            <text:p>50.54945</text:p>
          </table:table-cell>
          <table:table-cell table:style-name="ce23" table:formula="of:=MEDIAN([.G38:.G47])" office:value-type="float" office:value="3263.4065" calcext:value-type="float">
            <text:p>3263.4065</text:p>
          </table:table-cell>
          <table:table-cell table:style-name="ce23" table:formula="of:=MEDIAN([.H38:.H47])" office:value-type="float" office:value="0.8125" calcext:value-type="float">
            <text:p>0.8125</text:p>
          </table:table-cell>
          <table:table-cell table:style-name="ce23" table:formula="of:=MEDIAN([.I38:.I47])" office:value-type="float" office:value="50.7874" calcext:value-type="float">
            <text:p>50.7874</text:p>
          </table:table-cell>
          <table:table-cell table:style-name="ce79" table:formula="of:=MEDIAN([.J38:.J47])" office:value-type="float" office:value="4243.142" calcext:value-type="float">
            <text:p>4243.142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9" office:value-type="string" calcext:value-type="string">
            <text:p>AM-(10,0.1*N)</text:p>
          </table:table-cell>
          <table:table-cell table:style-name="ce30"/>
          <table:table-cell table:style-name="ce40" office:value-type="string" calcext:value-type="string">
            <text:p>WDBC</text:p>
          </table:table-cell>
          <table:table-cell table:style-name="ce54"/>
          <table:table-cell table:style-name="ce30"/>
          <table:table-cell table:style-name="ce68" office:value-type="string" calcext:value-type="string">
            <text:p>Movement Libras</text:p>
          </table:table-cell>
          <table:table-cell table:style-name="ce54"/>
          <table:table-cell table:style-name="ce30"/>
          <table:table-cell table:style-name="ce68" office:value-type="string" calcext:value-type="string">
            <text:p>Arritmia</text:p>
          </table:table-cell>
          <table:table-cell table:style-name="ce54"/>
        </table:table-row>
        <table:table-row table:style-name="ro2">
          <table:table-cell table:style-name="ce10"/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5" office:value-type="string" calcext:value-type="string">
            <text:p>T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5" office:value-type="string" calcext:value-type="string">
            <text:p>T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5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office:value-type="float" office:value="0.9929577" calcext:value-type="float">
            <text:p>0.9929577</text:p>
          </table:table-cell>
          <table:table-cell office:value-type="float" office:value="35.48387" calcext:value-type="float">
            <text:p>35.48387</text:p>
          </table:table-cell>
          <table:table-cell office:value-type="float" office:value="2527.45" calcext:value-type="float">
            <text:p>2527.45</text:p>
          </table:table-cell>
          <table:table-cell table:style-name="ce61" office:value-type="float" office:value="0.9222222" calcext:value-type="float">
            <text:p>0.9222222</text:p>
          </table:table-cell>
          <table:table-cell table:style-name="ce61" office:value-type="float" office:value="46.15385" calcext:value-type="float">
            <text:p>46.15385</text:p>
          </table:table-cell>
          <table:table-cell table:style-name="ce61" office:value-type="float" office:value="3572.561" calcext:value-type="float">
            <text:p>3572.561</text:p>
          </table:table-cell>
          <table:table-cell table:style-name="ce59" office:value-type="float" office:value="0.7135417" calcext:value-type="float">
            <text:p>0.7135417</text:p>
          </table:table-cell>
          <table:table-cell table:style-name="ce59" office:value-type="float" office:value="51.5748" calcext:value-type="float">
            <text:p>51.5748</text:p>
          </table:table-cell>
          <table:table-cell table:style-name="ce81" office:value-type="float" office:value="5298.864" calcext:value-type="float">
            <text:p>5298.864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929577" calcext:value-type="float">
            <text:p>0.9929577</text:p>
          </table:table-cell>
          <table:table-cell office:value-type="float" office:value="35.48387" calcext:value-type="float">
            <text:p>35.48387</text:p>
          </table:table-cell>
          <table:table-cell office:value-type="float" office:value="2551.6" calcext:value-type="float">
            <text:p>2551.6</text:p>
          </table:table-cell>
          <table:table-cell table:style-name="ce29" office:value-type="float" office:value="0.9222222" calcext:value-type="float">
            <text:p>0.9222222</text:p>
          </table:table-cell>
          <table:table-cell table:style-name="ce29" office:value-type="float" office:value="46.15385" calcext:value-type="float">
            <text:p>46.15385</text:p>
          </table:table-cell>
          <table:table-cell table:style-name="ce29" office:value-type="float" office:value="3888.032" calcext:value-type="float">
            <text:p>3888.032</text:p>
          </table:table-cell>
          <table:table-cell table:style-name="ce70" office:value-type="float" office:value="0.8125" calcext:value-type="float">
            <text:p>0.8125</text:p>
          </table:table-cell>
          <table:table-cell table:style-name="ce70" office:value-type="float" office:value="48.0315" calcext:value-type="float">
            <text:p>48.0315</text:p>
          </table:table-cell>
          <table:table-cell table:style-name="ce81" office:value-type="float" office:value="4536.672" calcext:value-type="float">
            <text:p>4536.672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964789" calcext:value-type="float">
            <text:p>0.9964789</text:p>
          </table:table-cell>
          <table:table-cell office:value-type="float" office:value="32.25806" calcext:value-type="float">
            <text:p>32.25806</text:p>
          </table:table-cell>
          <table:table-cell office:value-type="float" office:value="2530.76" calcext:value-type="float">
            <text:p>2530.76</text:p>
          </table:table-cell>
          <table:table-cell table:style-name="ce61" office:value-type="float" office:value="0.9166667" calcext:value-type="float">
            <text:p>0.9166667</text:p>
          </table:table-cell>
          <table:table-cell table:style-name="ce61" office:value-type="float" office:value="52.74725" calcext:value-type="float">
            <text:p>52.74725</text:p>
          </table:table-cell>
          <table:table-cell table:style-name="ce61" office:value-type="float" office:value="4967.752" calcext:value-type="float">
            <text:p>4967.752</text:p>
          </table:table-cell>
          <table:table-cell table:style-name="ce59" office:value-type="float" office:value="0.703125" calcext:value-type="float">
            <text:p>0.703125</text:p>
          </table:table-cell>
          <table:table-cell table:style-name="ce59" office:value-type="float" office:value="47.24409" calcext:value-type="float">
            <text:p>47.24409</text:p>
          </table:table-cell>
          <table:table-cell table:style-name="ce81" office:value-type="float" office:value="4046.612" calcext:value-type="float">
            <text:p>4046.612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964789" calcext:value-type="float">
            <text:p>0.9964789</text:p>
          </table:table-cell>
          <table:table-cell office:value-type="float" office:value="32.25806" calcext:value-type="float">
            <text:p>32.25806</text:p>
          </table:table-cell>
          <table:table-cell office:value-type="float" office:value="2535.54" calcext:value-type="float">
            <text:p>2535.54</text:p>
          </table:table-cell>
          <table:table-cell table:style-name="ce29" office:value-type="float" office:value="0.9166667" calcext:value-type="float">
            <text:p>0.9166667</text:p>
          </table:table-cell>
          <table:table-cell table:style-name="ce29" office:value-type="float" office:value="52.74725" calcext:value-type="float">
            <text:p>52.74725</text:p>
          </table:table-cell>
          <table:table-cell table:style-name="ce29" office:value-type="float" office:value="5116.311" calcext:value-type="float">
            <text:p>5116.311</text:p>
          </table:table-cell>
          <table:table-cell table:style-name="ce70" office:value-type="float" office:value="0.7708333" calcext:value-type="float">
            <text:p>0.7708333</text:p>
          </table:table-cell>
          <table:table-cell table:style-name="ce70" office:value-type="float" office:value="46.45669" calcext:value-type="float">
            <text:p>46.45669</text:p>
          </table:table-cell>
          <table:table-cell table:style-name="ce81" office:value-type="float" office:value="5961.67" calcext:value-type="float">
            <text:p>5961.67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28" office:value-type="float" office:value="0.9929577" calcext:value-type="float">
            <text:p>0.9929577</text:p>
          </table:table-cell>
          <table:table-cell office:value-type="float" office:value="51.6129" calcext:value-type="float">
            <text:p>51.6129</text:p>
          </table:table-cell>
          <table:table-cell office:value-type="float" office:value="1656.57" calcext:value-type="float">
            <text:p>1656.57</text:p>
          </table:table-cell>
          <table:table-cell table:style-name="ce62" office:value-type="float" office:value="0.9111111" calcext:value-type="float">
            <text:p>0.9111111</text:p>
          </table:table-cell>
          <table:table-cell table:style-name="ce61" office:value-type="float" office:value="45.05495" calcext:value-type="float">
            <text:p>45.05495</text:p>
          </table:table-cell>
          <table:table-cell table:style-name="ce61" office:value-type="float" office:value="5857.152" calcext:value-type="float">
            <text:p>5857.152</text:p>
          </table:table-cell>
          <table:table-cell table:style-name="ce72" office:value-type="float" office:value="0.7395833" calcext:value-type="float">
            <text:p>0.7395833</text:p>
          </table:table-cell>
          <table:table-cell table:style-name="ce28" office:value-type="float" office:value="48.1422" calcext:value-type="float">
            <text:p>48.1422</text:p>
          </table:table-cell>
          <table:table-cell table:style-name="ce81" office:value-type="float" office:value="3772.512" calcext:value-type="float">
            <text:p>3772.512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table:style-name="ce29" office:value-type="float" office:value="0.9823944" calcext:value-type="float">
            <text:p>0.9823944</text:p>
          </table:table-cell>
          <table:table-cell office:value-type="float" office:value="51.6129" calcext:value-type="float">
            <text:p>51.6129</text:p>
          </table:table-cell>
          <table:table-cell office:value-type="float" office:value="1666.94" calcext:value-type="float">
            <text:p>1666.94</text:p>
          </table:table-cell>
          <table:table-cell table:style-name="ce61" office:value-type="float" office:value="0.9111111" calcext:value-type="float">
            <text:p>0.9111111</text:p>
          </table:table-cell>
          <table:table-cell table:style-name="ce29" office:value-type="float" office:value="45.05495" calcext:value-type="float">
            <text:p>45.05495</text:p>
          </table:table-cell>
          <table:table-cell table:style-name="ce61" office:value-type="float" office:value="5760.682" calcext:value-type="float">
            <text:p>5760.682</text:p>
          </table:table-cell>
          <table:table-cell table:style-name="ce70" office:value-type="float" office:value="0.7447917" calcext:value-type="float">
            <text:p>0.7447917</text:p>
          </table:table-cell>
          <table:table-cell table:style-name="ce70" office:value-type="float" office:value="51.5748" calcext:value-type="float">
            <text:p>51.5748</text:p>
          </table:table-cell>
          <table:table-cell table:style-name="ce81" office:value-type="float" office:value="4859.183" calcext:value-type="float">
            <text:p>4859.183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office:value-type="float" office:value="0.9964789" calcext:value-type="float">
            <text:p>0.9964789</text:p>
          </table:table-cell>
          <table:table-cell office:value-type="float" office:value="35.48387" calcext:value-type="float">
            <text:p>35.48387</text:p>
          </table:table-cell>
          <table:table-cell office:value-type="float" office:value="2244.49" calcext:value-type="float">
            <text:p>2244.49</text:p>
          </table:table-cell>
          <table:table-cell table:style-name="ce61" office:value-type="float" office:value="0.9166667" calcext:value-type="float">
            <text:p>0.9166667</text:p>
          </table:table-cell>
          <table:table-cell table:style-name="ce61" office:value-type="float" office:value="57.14286" calcext:value-type="float">
            <text:p>57.14286</text:p>
          </table:table-cell>
          <table:table-cell table:style-name="ce61" office:value-type="float" office:value="4134.19" calcext:value-type="float">
            <text:p>4134.19</text:p>
          </table:table-cell>
          <table:table-cell table:style-name="ce59" office:value-type="float" office:value="0.7135417" calcext:value-type="float">
            <text:p>0.7135417</text:p>
          </table:table-cell>
          <table:table-cell table:style-name="ce59" office:value-type="float" office:value="56.29921" calcext:value-type="float">
            <text:p>56.29921</text:p>
          </table:table-cell>
          <table:table-cell table:style-name="ce81" office:value-type="float" office:value="5191.58" calcext:value-type="float">
            <text:p>5191.58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964789" calcext:value-type="float">
            <text:p>0.9964789</text:p>
          </table:table-cell>
          <table:table-cell office:value-type="float" office:value="35.48387" calcext:value-type="float">
            <text:p>35.48387</text:p>
          </table:table-cell>
          <table:table-cell office:value-type="float" office:value="2263.84" calcext:value-type="float">
            <text:p>2263.84</text:p>
          </table:table-cell>
          <table:table-cell table:style-name="ce29" office:value-type="float" office:value="0.9166667" calcext:value-type="float">
            <text:p>0.9166667</text:p>
          </table:table-cell>
          <table:table-cell table:style-name="ce29" office:value-type="float" office:value="57.14286" calcext:value-type="float">
            <text:p>57.14286</text:p>
          </table:table-cell>
          <table:table-cell table:style-name="ce29" office:value-type="float" office:value="4794.217" calcext:value-type="float">
            <text:p>4794.217</text:p>
          </table:table-cell>
          <table:table-cell table:style-name="ce70" office:value-type="float" office:value="0.703125" calcext:value-type="float">
            <text:p>0.703125</text:p>
          </table:table-cell>
          <table:table-cell table:style-name="ce70" office:value-type="float" office:value="56.29921" calcext:value-type="float">
            <text:p>56.29921</text:p>
          </table:table-cell>
          <table:table-cell table:style-name="ce81" office:value-type="float" office:value="5658.768" calcext:value-type="float">
            <text:p>5658.768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office:value-type="float" office:value="0.9929577" calcext:value-type="float">
            <text:p>0.9929577</text:p>
          </table:table-cell>
          <table:table-cell office:value-type="float" office:value="48.3871" calcext:value-type="float">
            <text:p>48.3871</text:p>
          </table:table-cell>
          <table:table-cell office:value-type="float" office:value="2462.76" calcext:value-type="float">
            <text:p>2462.76</text:p>
          </table:table-cell>
          <table:table-cell table:style-name="ce61" office:value-type="float" office:value="0.9222222" calcext:value-type="float">
            <text:p>0.9222222</text:p>
          </table:table-cell>
          <table:table-cell table:style-name="ce61" office:value-type="float" office:value="58.24176" calcext:value-type="float">
            <text:p>58.24176</text:p>
          </table:table-cell>
          <table:table-cell table:style-name="ce61" office:value-type="float" office:value="4155.251" calcext:value-type="float">
            <text:p>4155.251</text:p>
          </table:table-cell>
          <table:table-cell table:style-name="ce59" office:value-type="float" office:value="0.7395833" calcext:value-type="float">
            <text:p>0.7395833</text:p>
          </table:table-cell>
          <table:table-cell table:style-name="ce59" office:value-type="float" office:value="49.2126" calcext:value-type="float">
            <text:p>49.2126</text:p>
          </table:table-cell>
          <table:table-cell table:style-name="ce81" office:value-type="float" office:value="6526.92" calcext:value-type="float">
            <text:p>6526.92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929577" calcext:value-type="float">
            <text:p>0.9929577</text:p>
          </table:table-cell>
          <table:table-cell office:value-type="float" office:value="48.3871" calcext:value-type="float">
            <text:p>48.3871</text:p>
          </table:table-cell>
          <table:table-cell office:value-type="float" office:value="2468.04" calcext:value-type="float">
            <text:p>2468.04</text:p>
          </table:table-cell>
          <table:table-cell table:style-name="ce29" office:value-type="float" office:value="0.9222222" calcext:value-type="float">
            <text:p>0.9222222</text:p>
          </table:table-cell>
          <table:table-cell table:style-name="ce29" office:value-type="float" office:value="58.24176" calcext:value-type="float">
            <text:p>58.24176</text:p>
          </table:table-cell>
          <table:table-cell table:style-name="ce29" office:value-type="float" office:value="4676.386" calcext:value-type="float">
            <text:p>4676.386</text:p>
          </table:table-cell>
          <table:table-cell table:style-name="ce70" office:value-type="float" office:value="0.7395833" calcext:value-type="float">
            <text:p>0.7395833</text:p>
          </table:table-cell>
          <table:table-cell table:style-name="ce70" office:value-type="float" office:value="50.7874" calcext:value-type="float">
            <text:p>50.7874</text:p>
          </table:table-cell>
          <table:table-cell table:style-name="ce81" office:value-type="float" office:value="5893.841" calcext:value-type="float">
            <text:p>5893.84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32" table:formula="of:=AVERAGE([.B55:.B64])" office:value-type="float" office:value="0.99330985" calcext:value-type="float">
            <text:p>0.99330985</text:p>
          </table:table-cell>
          <table:table-cell table:style-name="ce32" table:formula="of:=AVERAGE([.C55:.C64])" office:value-type="float" office:value="40.64516" calcext:value-type="float">
            <text:p>40.64516</text:p>
          </table:table-cell>
          <table:table-cell table:style-name="ce32" table:formula="of:=AVERAGE([.D55:.D64])" office:value-type="float" office:value="2290.799" calcext:value-type="float">
            <text:p>2290.799</text:p>
          </table:table-cell>
          <table:table-cell table:style-name="ce32" table:formula="of:=AVERAGE([.E55:.E64])" office:value-type="float" office:value="0.91777778" calcext:value-type="float">
            <text:p>0.91777778</text:p>
          </table:table-cell>
          <table:table-cell table:style-name="ce32" table:formula="of:=AVERAGE([.F55:.F64])" office:value-type="float" office:value="51.868134" calcext:value-type="float">
            <text:p>51.868134</text:p>
          </table:table-cell>
          <table:table-cell table:style-name="ce32" table:formula="of:=AVERAGE([.G55:.G64])" office:value-type="float" office:value="4692.2534" calcext:value-type="float">
            <text:p>4692.2534</text:p>
          </table:table-cell>
          <table:table-cell table:style-name="ce23" table:formula="of:=AVERAGE([.H55:.H64])" office:value-type="float" office:value="0.73802083" calcext:value-type="float">
            <text:p>0.73802083</text:p>
          </table:table-cell>
          <table:table-cell table:style-name="ce23" table:formula="of:=AVERAGE([.I55:.I64])" office:value-type="float" office:value="50.56225" calcext:value-type="float">
            <text:p>50.56225</text:p>
          </table:table-cell>
          <table:table-cell table:style-name="ce79" table:formula="of:=AVERAGE([.J55:.J64])" office:value-type="float" office:value="5174.6622" calcext:value-type="float">
            <text:p>5174.6622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23" table:formula="of:=STDEV([.B55:.B64])" office:value-type="float" office:value="0.00421556123092365" calcext:value-type="float">
            <text:p>0.0042155612</text:p>
          </table:table-cell>
          <table:table-cell table:style-name="ce23" table:formula="of:=STDEV([.C55:.C64])" office:value-type="float" office:value="8.21719377632318" calcext:value-type="float">
            <text:p>8.2171937763</text:p>
          </table:table-cell>
          <table:table-cell table:style-name="ce23" table:formula="of:=STDEV([.D55:.D65])" office:value-type="float" office:value="331.180168652955" calcext:value-type="float">
            <text:p>331.180168653</text:p>
          </table:table-cell>
          <table:table-cell table:style-name="ce63" table:formula="of:=STDEV([.E55:.E64])" office:value-type="float" office:value="0.00438227130424397" calcext:value-type="float">
            <text:p>0.0043822713</text:p>
          </table:table-cell>
          <table:table-cell table:style-name="ce32" table:formula="of:=STDEV([.F55:.F64])" office:value-type="float" office:value="5.74052273180994" calcext:value-type="float">
            <text:p>5.7405227318</text:p>
          </table:table-cell>
          <table:table-cell table:style-name="ce32" table:formula="of:=STDEV([.G55:.G64])" office:value-type="float" office:value="764.866768737348" calcext:value-type="float">
            <text:p>764.8667687373</text:p>
          </table:table-cell>
          <table:table-cell table:style-name="ce23" table:formula="of:=STDEV([.H55:.H64])" office:value-type="float" office:value="0.0338474799379363" calcext:value-type="float">
            <text:p>0.0338474799</text:p>
          </table:table-cell>
          <table:table-cell table:style-name="ce23" table:formula="of:=STDEV([.I55:.I64])" office:value-type="float" office:value="3.49404777995379" calcext:value-type="float">
            <text:p>3.49404778</text:p>
          </table:table-cell>
          <table:table-cell table:style-name="ce79" table:formula="of:=STDEV([.J55:.J64])" office:value-type="float" office:value="879.415990806374" calcext:value-type="float">
            <text:p>879.4159908064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23" table:formula="of:=MEDIAN([.B55:.B64])" office:value-type="float" office:value="0.9929577" calcext:value-type="float">
            <text:p>0.9929577</text:p>
          </table:table-cell>
          <table:table-cell table:style-name="ce23" table:formula="of:=MEDIAN([.C55:.C64])" office:value-type="float" office:value="35.48387" calcext:value-type="float">
            <text:p>35.48387</text:p>
          </table:table-cell>
          <table:table-cell table:style-name="ce50" table:formula="of:=MEDIAN([.D55:.D64])" office:value-type="float" office:value="2465.4" calcext:value-type="float">
            <text:p>2465.4</text:p>
          </table:table-cell>
          <table:table-cell table:style-name="ce32" table:formula="of:=MEDIAN([.E55:.E64])" office:value-type="float" office:value="0.9166667" calcext:value-type="float">
            <text:p>0.9166667</text:p>
          </table:table-cell>
          <table:table-cell table:style-name="ce32" table:formula="of:=MEDIAN([.F55:.F64])" office:value-type="float" office:value="52.74725" calcext:value-type="float">
            <text:p>52.74725</text:p>
          </table:table-cell>
          <table:table-cell table:style-name="ce32" table:formula="of:=MEDIAN([.G55:.G64])" office:value-type="float" office:value="4735.3015" calcext:value-type="float">
            <text:p>4735.3015</text:p>
          </table:table-cell>
          <table:table-cell table:style-name="ce23" table:formula="of:=MEDIAN([.H55:.H64])" office:value-type="float" office:value="0.7395833" calcext:value-type="float">
            <text:p>0.7395833</text:p>
          </table:table-cell>
          <table:table-cell table:style-name="ce23" table:formula="of:=MEDIAN([.I55:.I64])" office:value-type="float" office:value="50" calcext:value-type="float">
            <text:p>50</text:p>
          </table:table-cell>
          <table:table-cell table:style-name="ce79" table:formula="of:=MEDIAN([.J55:.J64])" office:value-type="float" office:value="5245.222" calcext:value-type="float">
            <text:p>5245.222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11" office:value-type="string" calcext:value-type="string">
            <text:p>Res.</text:p>
          </table:table-cell>
          <table:table-cell table:style-name="ce33"/>
          <table:table-cell table:style-name="ce41" office:value-type="string" calcext:value-type="string">
            <text:p>WDBC</text:p>
          </table:table-cell>
          <table:table-cell table:style-name="ce56"/>
          <table:table-cell table:style-name="ce33"/>
          <table:table-cell table:style-name="ce41" office:value-type="string" calcext:value-type="string">
            <text:p>Movement Libras</text:p>
          </table:table-cell>
          <table:table-cell table:style-name="ce56"/>
          <table:table-cell table:style-name="ce33"/>
          <table:table-cell table:style-name="ce41" office:value-type="string" calcext:value-type="string">
            <text:p>Arritmia</text:p>
          </table:table-cell>
          <table:table-cell table:style-name="ce56"/>
        </table:table-row>
        <table:table-row table:style-name="ro2">
          <table:table-cell table:style-name="ce12" office:value-type="string" calcext:value-type="string">
            <text:p><text:s/>globales</text:p>
          </table:table-cell>
          <table:table-cell table:style-name="ce34" office:value-type="string" calcext:value-type="string">
            <text:p>%class test</text:p>
          </table:table-cell>
          <table:table-cell table:style-name="ce34" office:value-type="string" calcext:value-type="string">
            <text:p>%red</text:p>
          </table:table-cell>
          <table:table-cell table:style-name="ce57" office:value-type="string" calcext:value-type="string">
            <text:p>T</text:p>
          </table:table-cell>
          <table:table-cell table:style-name="ce34" office:value-type="string" calcext:value-type="string">
            <text:p>%class test</text:p>
          </table:table-cell>
          <table:table-cell table:style-name="ce34" office:value-type="string" calcext:value-type="string">
            <text:p>%red</text:p>
          </table:table-cell>
          <table:table-cell table:style-name="ce57" office:value-type="string" calcext:value-type="string">
            <text:p>T</text:p>
          </table:table-cell>
          <table:table-cell table:style-name="ce34" office:value-type="string" calcext:value-type="string">
            <text:p>%class test</text:p>
          </table:table-cell>
          <table:table-cell table:style-name="ce34" office:value-type="string" calcext:value-type="string">
            <text:p>%red</text:p>
          </table:table-cell>
          <table:table-cell table:style-name="ce57" office:value-type="string" calcext:value-type="string">
            <text:p>T</text:p>
          </table:table-cell>
        </table:table-row>
        <table:table-row table:style-name="ro1">
          <table:table-cell table:style-name="ce13" office:value-type="string" calcext:value-type="string">
            <text:p>3NN</text:p>
          </table:table-cell>
          <table:table-cell table:style-name="ce19" office:value-type="float" office:value="0.9666086" calcext:value-type="float">
            <text:p>0.966608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6715" calcext:value-type="float">
            <text:p>0.6715</text:p>
          </table:table-cell>
          <table:table-cell table:style-name="ce23" office:value-type="float" office:value="0.70055555" calcext:value-type="float">
            <text:p>0.7005555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838111111111111" calcext:value-type="float">
            <text:p>0.8381111111</text:p>
          </table:table-cell>
          <table:table-cell table:style-name="ce23" office:value-type="float" office:value="0.631131869" calcext:value-type="float">
            <text:p>0.631131869</text:p>
          </table:table-cell>
          <table:table-cell table:style-name="ce23" office:value-type="float" office:value="0" calcext:value-type="float">
            <text:p>0</text:p>
          </table:table-cell>
          <table:table-cell table:style-name="ce79" office:value-type="float" office:value="0.8588" calcext:value-type="float">
            <text:p>0.8588</text:p>
          </table:table-cell>
        </table:table-row>
        <table:table-row table:style-name="ro1">
          <table:table-cell table:style-name="ce13" office:value-type="string" calcext:value-type="string">
            <text:p>GREEDY</text:p>
          </table:table-cell>
          <table:table-cell table:style-name="ce35" office:value-type="float" office:value="0.977592975" calcext:value-type="float">
            <text:p>0.977592975</text:p>
          </table:table-cell>
          <table:table-cell table:style-name="ce23" office:value-type="float" office:value="82.903224" calcext:value-type="float">
            <text:p>82.903224</text:p>
          </table:table-cell>
          <table:table-cell table:style-name="ce23" office:value-type="float" office:value="105.9999" calcext:value-type="float">
            <text:p>105.9999</text:p>
          </table:table-cell>
          <table:table-cell table:style-name="ce23" office:value-type="float" office:value="0.749999988888889" calcext:value-type="float">
            <text:p>0.7499999889</text:p>
          </table:table-cell>
          <table:table-cell table:style-name="ce23" office:value-type="float" office:value="90.9645888888889" calcext:value-type="float">
            <text:p>90.9645888889</text:p>
          </table:table-cell>
          <table:table-cell table:style-name="ce23" office:value-type="float" office:value="571.9172" calcext:value-type="float">
            <text:p>571.9172</text:p>
          </table:table-cell>
          <table:table-cell table:style-name="ce73" office:value-type="float" office:value="0.772104077777778" calcext:value-type="float">
            <text:p>0.7721040778</text:p>
          </table:table-cell>
          <table:table-cell table:style-name="ce23" office:value-type="float" office:value="97.8127755555555" calcext:value-type="float">
            <text:p>97.8127755556</text:p>
          </table:table-cell>
          <table:table-cell table:style-name="ce79" office:value-type="float" office:value="1050.5548" calcext:value-type="float">
            <text:p>1050.5548</text:p>
          </table:table-cell>
        </table:table-row>
        <table:table-row table:style-name="ro1">
          <table:table-cell table:style-name="ce13" office:value-type="string" calcext:value-type="string">
            <text:p>AM-(10,0.1)</text:p>
          </table:table-cell>
          <table:table-cell table:style-name="ce19" office:value-type="float" office:value="0.98978873" calcext:value-type="float">
            <text:p>0.98978873</text:p>
          </table:table-cell>
          <table:table-cell table:style-name="ce19" office:value-type="float" office:value="39.999999" calcext:value-type="float">
            <text:p>39.999999</text:p>
          </table:table-cell>
          <table:table-cell table:style-name="ce19" office:value-type="float" office:value="648.8734" calcext:value-type="float">
            <text:p>648.8734</text:p>
          </table:table-cell>
          <table:table-cell table:style-name="ce23" office:value-type="float" office:value="0.71777778" calcext:value-type="float">
            <text:p>0.71777778</text:p>
          </table:table-cell>
          <table:table-cell table:style-name="ce23" office:value-type="float" office:value="52.087912" calcext:value-type="float">
            <text:p>52.087912</text:p>
          </table:table-cell>
          <table:table-cell table:style-name="ce23" office:value-type="float" office:value="3523.1417" calcext:value-type="float">
            <text:p>3523.1417</text:p>
          </table:table-cell>
          <table:table-cell table:style-name="ce23" office:value-type="float" office:value="0.80625" calcext:value-type="float">
            <text:p>0.80625</text:p>
          </table:table-cell>
          <table:table-cell table:style-name="ce23" office:value-type="float" office:value="51.181102" calcext:value-type="float">
            <text:p>51.181102</text:p>
          </table:table-cell>
          <table:table-cell table:style-name="ce79" office:value-type="float" office:value="4174.759" calcext:value-type="float">
            <text:p>4174.759</text:p>
          </table:table-cell>
        </table:table-row>
        <table:table-row table:style-name="ro1">
          <table:table-cell table:style-name="ce14" office:value-type="string" calcext:value-type="string">
            <text:p>AM-(10,0.1*N)</text:p>
          </table:table-cell>
          <table:table-cell table:style-name="ce35" office:value-type="float" office:value="0.99330985" calcext:value-type="float">
            <text:p>0.99330985</text:p>
          </table:table-cell>
          <table:table-cell table:style-name="ce42" office:value-type="float" office:value="40.64516" calcext:value-type="float">
            <text:p>40.64516</text:p>
          </table:table-cell>
          <table:table-cell table:style-name="ce58" office:value-type="float" office:value="2290.799" calcext:value-type="float">
            <text:p>2290.799</text:p>
          </table:table-cell>
          <table:table-cell table:style-name="ce64" office:value-type="float" office:value="0.91777778" calcext:value-type="float">
            <text:p>0.91777778</text:p>
          </table:table-cell>
          <table:table-cell table:style-name="ce64" office:value-type="float" office:value="51.868134" calcext:value-type="float">
            <text:p>51.868134</text:p>
          </table:table-cell>
          <table:table-cell table:style-name="ce64" office:value-type="float" office:value="4692.2534" calcext:value-type="float">
            <text:p>4692.2534</text:p>
          </table:table-cell>
          <table:table-cell table:style-name="ce74" office:value-type="float" office:value="0.73802083" calcext:value-type="float">
            <text:p>0.73802083</text:p>
          </table:table-cell>
          <table:table-cell table:style-name="ce77" office:value-type="float" office:value="50.56225" calcext:value-type="float">
            <text:p>50.56225</text:p>
          </table:table-cell>
          <table:table-cell table:style-name="ce82" office:value-type="float" office:value="5174.6622" calcext:value-type="float">
            <text:p>5174.6622</text:p>
          </table:table-cell>
        </table:table-row>
        <table:table-row table:style-name="ro1">
          <table:table-cell table:style-name="Default"/>
          <table:table-cell table:style-name="ce1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1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1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36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Ubuntu Mono" svg:font-family="'Ubuntu Mono'"/>
    <style:font-face style:name="Ubuntu Mono1" svg:font-family="'Ubuntu Mono'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1:38:26.521399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6-04-07T00:23:45.170625692</meta:creation-date>
    <dc:date>2016-07-11T23:09:11.284526480</dc:date>
    <dc:creator>Cristina </dc:creator>
    <meta:editing-duration>P4DT15H29M30S</meta:editing-duration>
    <meta:editing-cycles>436</meta:editing-cycles>
    <meta:generator>LibreOffice/4.3.3.2$Linux_X86_64 LibreOffice_project/430m0$Build-2</meta:generator>
    <meta:document-statistic meta:table-count="1" meta:cell-count="606" meta:object-count="0"/>
  </office:meta>
</office:document-meta>
</file>